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4cm" svg:height="1.3cm" svg:x="1.7cm" svg:y="1.7cm">
          <text:p/>
        </draw:rect>
        <draw:rect draw:style-name="gr2" draw:text-style-name="P1" draw:layer="layout" svg:width="3.6cm" svg:height="0.7cm" svg:x="2cm" svg:y="2cm">
          <text:p text:style-name="P2">Name:</text:p>
        </draw:rect>
        <draw:rect draw:style-name="gr1" draw:text-style-name="P1" draw:layer="layout" svg:width="5.1cm" svg:height="0.7cm" svg:x="5.7cm" svg:y="2cm">
          <text:p/>
        </draw:rect>
        <draw:rect draw:style-name="gr1" draw:text-style-name="P1" draw:layer="layout" svg:width="9.4cm" svg:height="6cm" svg:x="1.8cm" svg:y="6.1cm">
          <text:p/>
        </draw:rect>
        <draw:rect draw:style-name="gr2" draw:text-style-name="P1" draw:layer="layout" svg:width="3.6cm" svg:height="0.7cm" svg:x="2.1cm" svg:y="6.4cm">
          <text:p text:style-name="P2">Name:</text:p>
        </draw:rect>
        <draw:rect draw:style-name="gr1" draw:text-style-name="P1" draw:layer="layout" svg:width="5.1cm" svg:height="0.7cm" svg:x="5.8cm" svg:y="6.4cm">
          <text:p/>
        </draw:rect>
        <draw:rect draw:style-name="gr2" draw:text-style-name="P1" draw:layer="layout" svg:width="3.6cm" svg:height="0.7cm" svg:x="2.1cm" svg:y="7.3cm">
          <text:p text:style-name="P2">Straße:</text:p>
        </draw:rect>
        <draw:rect draw:style-name="gr1" draw:text-style-name="P1" draw:layer="layout" svg:width="5.1cm" svg:height="0.7cm" svg:x="5.8cm" svg:y="7.3cm">
          <text:p/>
        </draw:rect>
        <draw:rect draw:style-name="gr2" draw:text-style-name="P1" draw:layer="layout" svg:width="3.6cm" svg:height="0.7cm" svg:x="2.1cm" svg:y="8.2cm">
          <text:p text:style-name="P2">Nr.:</text:p>
        </draw:rect>
        <draw:rect draw:style-name="gr1" draw:text-style-name="P1" draw:layer="layout" svg:width="5.1cm" svg:height="0.7cm" svg:x="5.8cm" svg:y="8.2cm">
          <text:p/>
        </draw:rect>
        <draw:rect draw:style-name="gr2" draw:text-style-name="P1" draw:layer="layout" svg:width="3.6cm" svg:height="0.7cm" svg:x="2.1cm" svg:y="9.098cm">
          <text:p text:style-name="P2">PLZ:</text:p>
        </draw:rect>
        <draw:rect draw:style-name="gr1" draw:text-style-name="P1" draw:layer="layout" svg:width="5.1cm" svg:height="0.7cm" svg:x="5.8cm" svg:y="9.098cm">
          <text:p/>
        </draw:rect>
        <draw:rect draw:style-name="gr2" draw:text-style-name="P1" draw:layer="layout" svg:width="3.6cm" svg:height="0.7cm" svg:x="2.1cm" svg:y="10cm">
          <text:p text:style-name="P2">Ort:</text:p>
        </draw:rect>
        <draw:rect draw:style-name="gr1" draw:text-style-name="P1" draw:layer="layout" svg:width="5.1cm" svg:height="0.7cm" svg:x="5.8cm" svg:y="10cm">
          <text:p/>
        </draw:rect>
        <draw:rect draw:style-name="gr3" draw:text-style-name="P1" draw:layer="layout" svg:width="3.5cm" svg:height="0.8cm" svg:x="2.1cm" svg:y="11.1cm">
          <text:p text:style-name="P1">Suche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8T22:33:55.54</meta:creation-date>
    <dc:date>2015-01-08T22:42:22.67</dc:date>
    <dc:creator>Niels Gundermann</dc:creator>
    <meta:editing-duration>PT8M29S</meta:editing-duration>
    <meta:editing-cycles>1</meta:editing-cycles>
    <meta:document-statistic meta:object-count="15"/>
    <meta:generator>OpenOffice/4.1.1$Win32 OpenOffice.org_project/411m6$Build-9775</meta:generator>
  </office:meta>
</office:document-meta>
</file>